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Arial"/>
    <style:font-face style:name="StarSymbol" svg:font-family="StarSymbol, 'Arial Unicode MS'"/>
    <style:font-face style:name="Tahoma3" svg:font-family="Tahoma"/>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break-before="page" style:writing-mode="lr-tb"/>
    </style:style>
    <style:style style:name="P3" style:family="paragraph" style:parent-style-name="Standard" style:list-style-name="RTF_5f_Num_20_4">
      <style:paragraph-properties fo:margin-left="0cm" fo:margin-right="0cm" fo:text-indent="0cm" style:auto-text-indent="false" style:writing-mode="lr-tb">
        <style:tab-stops/>
      </style:paragraph-properties>
      <style:text-properties fo:language="de" fo:country="DE"/>
    </style:style>
    <style:style style:name="P4" style:family="paragraph" style:parent-style-name="Standard" style:list-style-name="RTF_5f_Num_20_4">
      <style:paragraph-properties fo:margin-left="0cm" fo:margin-right="0cm" fo:text-indent="0cm" style:auto-text-indent="false" style:writing-mode="lr-tb">
        <style:tab-stops/>
      </style:paragraph-properties>
      <style:text-properties fo:language="de" fo:country="DE"/>
    </style:style>
    <style:style style:name="P5" style:family="paragraph" style:parent-style-name="Standard" style:list-style-name="RTF_5f_Num_20_3">
      <style:paragraph-properties fo:margin-left="0cm" fo:margin-right="0cm" fo:text-indent="0cm" style:auto-text-indent="false" style:writing-mode="lr-tb">
        <style:tab-stops/>
      </style:paragraph-properties>
      <style:text-properties fo:language="de" fo:country="DE"/>
    </style:style>
    <style:style style:name="P6" style:family="paragraph" style:parent-style-name="Standard" style:list-style-name="RTF_5f_Num_20_5">
      <style:paragraph-properties fo:margin-left="0cm" fo:margin-right="0cm" fo:text-indent="0cm" style:auto-text-indent="false" style:writing-mode="lr-tb">
        <style:tab-stops/>
      </style:paragraph-properties>
      <style:text-properties fo:language="de" fo:country="DE"/>
    </style:style>
    <style:style style:name="P7" style:family="paragraph" style:parent-style-name="Standard" style:list-style-name="RTF_5f_Num_20_2">
      <style:paragraph-properties fo:margin-left="0cm" fo:margin-right="0cm" fo:text-indent="0cm" style:auto-text-indent="false" style:writing-mode="lr-tb">
        <style:tab-stops/>
      </style:paragraph-properties>
      <style:text-properties fo:language="de" fo:country="DE"/>
    </style:style>
    <style:style style:name="P8" style:family="paragraph" style:parent-style-name="Standard" style:list-style-name="RTF_5f_Num_20_2">
      <style:paragraph-properties fo:margin-left="0cm" fo:margin-right="0cm" fo:text-indent="0cm" style:auto-text-indent="false" style:writing-mode="lr-tb">
        <style:tab-stops/>
      </style:paragraph-properties>
      <style:text-properties fo:language="de" fo:country="DE"/>
    </style:style>
    <style:style style:name="P9" style:family="paragraph" style:parent-style-name="Standard" style:list-style-name="RTF_5f_Num_20_2">
      <style:paragraph-properties fo:margin-left="0cm" fo:margin-right="0cm" fo:text-indent="0cm" style:auto-text-indent="false" style:writing-mode="lr-tb">
        <style:tab-stops/>
      </style:paragraph-properties>
      <style:text-properties fo:language="de" fo:country="DE"/>
    </style:style>
    <style:style style:name="P10" style:family="paragraph" style:parent-style-name="Standard" style:list-style-name="RTF_5f_Num_20_2">
      <style:paragraph-properties fo:margin-left="0cm" fo:margin-right="0cm" fo:text-indent="0cm" style:auto-text-indent="false" style:writing-mode="lr-tb">
        <style:tab-stops/>
      </style:paragraph-properties>
      <style:text-properties fo:language="de" fo:country="DE"/>
    </style:style>
    <style:style style:name="P11" style:family="paragraph" style:parent-style-name="Standard" style:list-style-name="RTF_5f_Num_20_2">
      <style:paragraph-properties fo:margin-left="0cm" fo:margin-right="0cm" fo:text-indent="0cm" style:auto-text-indent="false" style:writing-mode="lr-tb">
        <style:tab-stops/>
      </style:paragraph-properties>
      <style:text-properties fo:language="de" fo:country="DE"/>
    </style:style>
    <style:style style:name="P12" style:family="paragraph" style:parent-style-name="Standard" style:master-page-name="Standard">
      <style:paragraph-properties style:writing-mode="lr-tb"/>
      <style:text-properties style:font-name="Times New Roman" fo:language="de" fo:country="DE" fo:font-style="normal" fo:font-weight="normal"/>
    </style:style>
    <style:style style:name="P13" style:family="paragraph" style:parent-style-name="Standard">
      <style:paragraph-properties style:writing-mode="lr-tb"/>
      <style:text-properties fo:language="de" fo:country="DE"/>
    </style:style>
    <style:style style:name="T1" style:family="text">
      <style:text-properties fo:color="#800000" fo:language="de" fo:country="DE" style:text-underline-style="solid" style:text-underline-width="auto" style:text-underline-color="font-color"/>
    </style:style>
    <style:style style:name="T2" style:family="text">
      <style:text-properties fo:color="#800000" style:text-underline-style="solid" style:text-underline-width="auto" style:text-underline-color="font-color"/>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fo:font-style="italic"/>
    </style:style>
    <style:style style:name="T7" style:family="text">
      <style:text-properties style:text-position="-41% 100%"/>
    </style:style>
    <style:style style:name="T8" style:family="text">
      <style:text-properties fo:font-weight="bold"/>
    </style:style>
    <style:style style:name="T9" style:family="text">
      <style:text-properties fo:language="de" fo:country="DE"/>
    </style:style>
    <style:style style:name="T10" style:family="text">
      <style:text-properties fo:language="de" fo:country="DE" fo:font-style="italic" style:font-style-asian="italic" style:font-style-complex="italic"/>
    </style:style>
    <style:style style:name="T1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allo Thomas,</text:p>
      <text:p text:style-name="P1"/>
      <text:p text:style-name="P13">eine kurze Information zu der DVD.</text:p>
      <text:p text:style-name="P1"/>
      <text:p text:style-name="P13">Alle neueren Array Daten sind in dem Ordner ArrayDaten. Meine Auswertungssoftware ist im Ordner BioInfo1.</text:p>
      <text:p text:style-name="P13">Unter BioInfo1/bin liegen die Scripte (ausführbaren Dateien). Unter BioInfo1/stefans_libs liegen die Bibliotheken, die ich geschrieben habe und in denen die eigentliche Programmierarbeit liegt. Selbsterklärend ist da nichts, aber eigentlich ist die Sprache ziemlich einfach.</text:p>
      <text:p text:style-name="P13">Ich umreiße mal die wichtigsten Sachen:</text:p>
      <text:list text:style-name="RTF_5f_Num_20_4">
        <text:list-item>
          <text:p text:style-name="P3">Teile der Bibliothek werden über den Eintrag 'use &lt;Dateinamen&gt;' für ein Skript zugänglich gemacht. Das heißt, dass Funktionen, die im Skript genutzt werde, aber nicht dort erklärt sind in diesen Dateien stehen.</text:p>
        </text:list-item>
        <text:list-item>
          <text:p text:style-name="P3">Das ganze Projekt ist Objektorientiert geschrieben. Das heißt, dass die Funktionen nicht einfach aufgerufen werden, sondern die Funktionen in den 'Objekten' gekapselt sind. In den Objekten sind optimaler weise auch alle Daten enthalten, auf die die Funktionen im Objekt Einfluss haben. Das macht das Programmieren und vor allem das wiederverwenden einzelner Programmteile einfacher. Zum Beispiel habe ich eine Klasse definiert, die gbFeature heißt. Ein gbFeature Objekt kapselt somit immer ein 'feature' einer genbank Sequenz. Das ganze Konzept von Objektorientierter Programmierung kann ich hier leider nicht umreißen. Falls es Dich interessiert findest Du aber mehr als genug im Internet. Abschließend und auch zum Verständnis der Programme wichtig:</text:p>
        </text:list-item>
      </text:list>
      <text:list text:style-name="RTF_5f_Num_20_3">
        <text:list-item>
          <text:p text:style-name="P5">ein Objekt einer Klasse wird so generiert: &lt;variable&gt; = &lt;klassenName&gt;-&gt;new() also z.B. my $variable = <text:s/>gbFeature-&gt;new(). Danach kann ich alle Funktionen die die Klasse gbFeature definiert über &lt;variable&gt;-&gt;FunktionXY() aufrufen (z.B. $variable-&gt;Name()). Das 'my' vor dem Variablennamen teilt dem Programm mit, dass der Wert nach dem 'my ein neuer Variablenname ist. <text:s/></text:p>
        </text:list-item>
      </text:list>
      <text:list text:style-name="RTF_5f_Num_20_5">
        <text:list-item>
          <text:p text:style-name="P6">Jetzt muss ich Dir noch was über Variablen sagen und dann könntest Du das Programm schon fast verstehen:<text:line-break/>Variablen werden so definiert: 'my &lt;Variablenname&gt; = &lt;Wert der Variable&gt;'. Dabei muss dem Variablenname immer ein '$' vorangestellt werden. Macht es lesbarer.<text:line-break/>In meinen Programmen habe ich häufig Datenstrukturen genutzt. Vor allem einen Array einzelner Werte oder einen Hash einzelner Werte. Vor einem Array steht ein '@', vor einem Hash ein'%' oder ein '$'.<text:line-break/>Auf den ersten Wert im Array wird über @array[0] oder $array[0] zugegriffen.<text:line-break/>Auf die Daten im Hash wird nicht über Zahlen [0-unendlich] zugegriffen, sondern die einzelnen Werte können benannt werden. z.B. %hash-&gt;{null} oder <text:line-break/>$hash-&gt;{ThomasWinkler_Telefonnummer}. Das macht es etwas einfacher den Überblick zu bewahren.</text:p>
        </text:list-item>
      </text:list>
      <text:p text:style-name="P1"/>
      <text:p text:style-name="P2"/>
      <text:p text:style-name="P13">Zu den Skripten:</text:p>
      <text:p text:style-name="P13">Vor allem 'regionXY_plot.pl', 'convert4.pl' und 'getOligoInfos4regions.pl' sind interessant.</text:p>
      <text:p text:style-name="P1"/>
      <text:p text:style-name="P1">regionXY_plot.pl</text:p>
      <text:p text:style-name="P1"/>
      <text:p text:style-name="P13">Mit 'regionXY_plot.pl' habe ich alle Graphen erstellt.</text:p>
      <text:p text:style-name="P1"/>
      <text:p text:style-name="P13">Damit es funktionieren kann benötigt man eine Datenbank mit den Informationen über die verwendeten Antikörper, Zelltypen und Sequenzen.</text:p>
      <text:p text:style-name="P1"><text:span text:style-name="T9">Den '</text:span><text:span text:style-name="T11">dump</text:span><text:span text:style-name="T9">' dieser (meiner) Datenbank habe ich im Verzeichnis database auf dieser DVD gesichert. Bei einem frisch installiertem </text:span><text:a xlink:type="simple" xlink:href="http://dev.mysql.com/downloads/mysql/5.0.html#osx-dmg"><text:span text:style-name="T1">MySQL Server</text:span></text:a><text:span text:style-name="T9"> kann man diese Datenbank mit dem Befehl </text:span></text:p>
      <text:p text:style-name="P13">'<text:span text:style-name="T3">mysql -uroot -p &lt;/Volumes/ChIP_Data/database/database.dump</text:span>' wieder herstellen. Wenn das nicht klappt liegt es wahrscheinlich daran, dass der mysql Befehl nicht gefunden wurde. Dann sollte </text:p>
      <text:p text:style-name="P13">'<text:span text:style-name="T3">/usr/local/mysql/bin/mysql -uroot -p &lt; /Volumes/ChIP_Data/database/database.dump</text:span>' funktionieren.</text:p>
      <text:p text:style-name="P1"/>
      <text:p text:style-name="P13">Zusätzlich braucht das Programm noch Zugriff auf die Sequenzen und ChIP Daten. Die Position der Sequenzen steht in der Datenbank. Die Position der enrichment factor Daten und HMM Daten steht in text formatierten Dateien. Da all diese Positionen vom Programm (so wie es auf der DVD liegt) auf der Lokalen Festplatte erwartet werden musst Du die Daten auf der DVD die unter /Mass gespeichert sind auf Deine Festplatte kopieren. Am besten geht das, wenn Du im Terminal (unter Dienstprogramme) den Befehl '<text:span text:style-name="T3">cp -R /Volumes/ChIP_Data/Mass /</text:span>' eingibst. Dann kannst Du auch alle text formatierten Dateien von mir nutzen.</text:p>
      <text:p text:style-name="P1"/>
      <text:p text:style-name="P13">Leider fehlt jetzt immer noch etwas um anzufangen:</text:p>
      <text:p text:style-name="P13">Die normale Perl Installation von Mac OS X bringt einige wichtige Grafik-Bibliotheken nicht mit.</text:p>
      <text:p text:style-name="P13">Die muss man auch noch mal extra installieren. Bei mir ist das schon ziemlich lange her, aber ich denke mit den Befehlen</text:p>
      <text:p text:style-name="P13">“<text:span text:style-name="T3">sud</text:span><text:span text:style-name="T6">o perl -MCPAN -e 'install GD' “</text:span><text:span text:style-name="T5">, “</text:span><text:span text:style-name="T6">sudo perl -MCPAN -e 'install GD::SVG' </text:span><text:span text:style-name="T5">” und </text:span></text:p>
      <text:p text:style-name="P13">“ 'sudo perl -MCPAN -e 'install Date::Simple'“ <text:span text:style-name="T5">müsste es gehen.</text:span></text:p>
      <text:p text:style-name="P13">Möglicherweise brauchst Du dazu noch die Developer Tools von der Mac OS X DVD.</text:p>
      <text:p text:style-name="P13">Auch meine Bibliothek muss der Perl Installation erst einmal bekannt gemacht werden.</text:p>
      <text:p text:style-name="P13">Dazu kopierst Du Dir den Ordner 'BioInfo1' in Dein persönliches Verzeichnis. Der Befehl</text:p>
      <text:p text:style-name="P13">'<text:span text:style-name="T3">sudo cp -s ~/BioInfo1/stefans_libs/ /Library/Perl/5.8.8/</text:span>' installiert die Bib dann in Deinem System.</text:p>
      <text:p text:style-name="P13">Abschließend noch die Scripte installieren mit </text:p>
      <text:p text:style-name="P13"><text:s/>'<text:span text:style-name="T3">sudo cp /Volumes/ChIP_Data/BioInfo1/bin/*.pl /usr/local/bin/</text:span>' - fertig.</text:p>
      <text:p text:style-name="P1"/>
      <text:p text:style-name="P13">Jetzt kannst Du zum Beispiel die Histon Modifikationen an den IVARs in allen ProB ChIP Experimenten mit einer Auflösung von 50bp durch den Befehl</text:p>
      <text:p text:style-name="P13">'<text:span text:style-name="T3">regionXY_plot.pl -regions /Mass/textFiles4scripts/regionLists/IVARs.txt -GFF_list /Mass/textFiles4scripts/List_Orig_GFF/proB.txt</text:span>' anzeigen lassen. Alle Befehle müssen immer in einem Terminal Fenster ohne Zeilenumbruch (Enter) geschrieben werden. HMM Daten werden mit angezeigt, wenn Du <text:s/>zusätzlich zu dem Befehl oben auch noch die Option </text:p>
      <text:p text:style-name="P13">'<text:span text:style-name="T3">-HMM_list</text:span> <text:span text:style-name="T3">/Mass/textFiles4scripts/hmm/Iteration9.txt</text:span>' mit angibst. Die Bilder werden unterhalb von /Mass/ArrayData/SingleLinePlots/ abgelegt. Damit man die Daten auch nachher noch bearbeiten kann werden sie im <text:span text:style-name="T4">scalable vector grafics (.</text:span><text:span text:style-name="T10">svg)</text:span> Format geschrieben. Ich verwende das Programm Inkscape um die Daten zu manipulieren. </text:p>
      <text:p text:style-name="P13">Ich hoffe <text:span text:style-name="T9">bis jetzt</text:span> klappt alles.</text:p>
      <text:p text:style-name="P1"/>
      <text:p text:style-name="P1"/>
      <text:p text:style-name="P13">Jetzt zum Script '<text:bookmark-start text:name="DDE_LINK"/>getOligoInfos4regions.pl<text:bookmark-end text:name="DDE_LINK"/>'.</text:p>
      <text:p text:style-name="P1"/>
      <text:p text:style-name="P13">Das ist ziemlich einfach. Wenn Du alle Schritte im vorherigen Abschnitt durchgeführt hast sollte der Befehl 'getOligoInfos4regions.pl -regions <text:span text:style-name="T3">/Mass/textFiles4scripts/regionLists/IVARs.txt -GFF_list /Mass/textFiles4scripts/List_Orig_GFF/proB.txt -outFile ~/Desktop/IVAR_oligosValues.csv</text:span>' Dir alle Oligo enrichment values, die Sequenzen der Oligos und die Lokalisation für die 3 IVAR Elemente in die Datei IVAR_oligoValues.csv auf Deinem Desktop schreiben. Diese Daten kannst Du ganz normal in Excel oder einer anderen Tabellenkalkulation aufmachen.</text:p>
      <text:p text:style-name="P13">Natürlich kannst Du diese Daten auch von jeder anderen Position auf den Sequenzen oder von jedem anderen ChIP Experiment anzeigen lassen. Dazu musst Du die Text formatierten Dateien '/Mass/textFiles4scripts/regionLists/IVARs.txt' und '/Mass/textFiles4scripts/List_Orig_GFF/proB.txt' verändern.</text:p>
      <text:p text:style-name="P13">Die Struktur der Datei '/Mass/textFiles4scripts/List_Orig_GFF/proB.txt' ist einfach. In jeder Zeile steht die absolute Position einer 'enrichment factor' Datei von NimbleGene. Alles was nach dem ersten Leerzeichen kommt wird vom Programm nicht beachtet und dient nur dazu, einfacher die richtigen Dateien auszuwählen. Ein '#' am Zeilenanfang führt dazu, dass die Zeile vom Programm übersprungen wird. Das gilt für alle Text Dateien, die meine Scripte benutzen.</text:p>
      <text:p text:style-name="P1"/>
      <text:p text:style-name="P13">Die Datei '/Mass/textFiles4scripts/regionLists/IVARs.txt' ist komplizierter. Darin werden die Regionen angegeben, die ausgewertet werden sollen. In jeder Zeile wir eine Region und damit auch eine Abbildung definiert. Die einzelnen Werte sind durch ein Komma voneinander getrennt.</text:p>
      <text:p text:style-name="P13">Zuerst kommt der Name der Sequenz-Datei, die ausgewertet werden soll. Dann der Abschnitt, der dargestellt werden soll (start[bp],end[bp]), zwei historisch bedingte Werte, die aber nicht mehr verwendet werden und dann noch ein Teil des Dateinamens als den regionXY_plot.pl das Bild speichert, und der bei getOligoInfos4regions.pl in der Tabelle unter 'region name' <text:s/>schreibt. Am Schluss steht noch eine Reihe optionaler Werte, die für 'getOligoInfos4regions.pl' keine Bedeutung haben: </text:p>
      <text:list text:style-name="RTF_5f_Num_20_2">
        <text:list-item>
          <text:p text:style-name="P7">der 'window size' über den die OligoWerte gemittelt werden sollen.</text:p>
        </text:list-item>
        <text:list-item>
          <text:p text:style-name="P7">alle weiteren Werte bilden eine Struktur von je drei Zahlenwerten, die es ermöglichen die <text:line-break/>x-Achse der Bilder in Teile zu teilen. Jedes tripple wird so interpretiert:</text:p>
          <text:list>
            <text:list-item>
              <text:p text:style-name="P7">der Start des Teilabschnitts in Basenpaaren</text:p>
            </text:list-item>
            <text:list-item>
              <text:p text:style-name="P7">das Ende des Teilabschnitts in Basenpaaren</text:p>
            </text:list-item>
            <text:list-item>
              <text:p text:style-name="P7">die relative Größe des Teilabschnitts im Bezug auf alle anderen Teilabschnitte<text:line-break/> 30,500,40,600,8000,30 würde 2 Teilabschnitte definieren, von dem der erste von 30bp bis 500bp reicht und der zweite Abschnitt von 600bp bis 8000bp das Verhältnis beider X-Achsen-Abschnitte im Bild wäre 40:30. </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Und zuletzt 'convert4.pl'</text:p>
      <text:p text:style-name="P1"/>
      <text:p text:style-name="P13">Das ist das erste große Script das ich geschrieben habe. Ich habe einige Funktionen schon lange nicht mehr ausprobiert, aber das meiste sollte noch funktionieren. Ursprünglich habe ich es geschrieben, um die IMGT V<text:span text:style-name="T7">H</text:span>-Segmente auf dem IgH Genort zu lokalisieren. Ob das noch ohne Probleme durchläuft kann ich nicht sagen.</text:p>
      <text:p text:style-name="P13">Zur Zeit nutzte ich das Script um z.B. eine Primer Datenbank gegen eine genbank formatierte Sequenz abzugleichen. Ich werde auch nur auf diese Möglichkeit eingehen.</text:p>
      <text:p text:style-name="P1"/>
      <text:p text:style-name="P1"><text:span text:style-name="T9">Die einzige Voraussetzung ist, dass der NCBI BLAST installiert ist. Es gibt es auch für Mac OS X Installationspakete (</text:span><text:a xlink:type="simple" xlink:href="http://www.ncbi.nlm.nih.gov/BLAST/download.shtml"><text:span text:style-name="T1">hier</text:span></text:a><text:span text:style-name="T9">). Zum ausprobieren kannst du diesen Befehle geben:</text:span></text:p>
      <text:p text:style-name="P13">'<text:span text:style-name="T3">convert4.pl -input /Mass/ArrayData/Evaluation/Files/BN000873.gb -db /Volumes/ChIP_Data/textFiles4scripts/primerList4 -mode addPrimer -Blast_minLength 18 -Blast_minPercent_Identity 100</text:span>'. In der genbank formatierten Sequenz werden dann alle Bindestellen der Primer, die in primerList4 stehen und mindestens 18bp lang und zu 100% sequenzhomolog sind eingetragen (als <text:span text:style-name="T8">primer_bind</text:span> features). Die neue Datei '/Mass/ArrayData/Evaluation/Files/modified/modified/BN000872.gb' kann in Geneious importiert werden. Als keines goody zu diesem Tool habe ich noch ein weiteres Script geschrieben, das mögliche PCR-Produkte aus dieser Sequenz ausliest. Das Script heißt 'identifyPossibleAmplificates.pl'. Aufgerufen wird es ähnlich wie die anderen Scripte:</text:p>
      <text:p text:style-name="P13">'<text:span text:style-name="T3">identifyPossibleAmplificates.pl /Mass/ArrayData/Evaluation/Files/modified/modified/BN000872.gb </text:span><text:bookmark-start text:name="DDE_LINK2"/><text:span text:style-name="T3">~/Desktop/PossibleAmplificates.csv </text:span><text:bookmark-end text:name="DDE_LINK2"/><text:span text:style-name="T3">2000</text:span>'. Noch mal zum verstehen: </text:p>
      <text:p text:style-name="P13">'<text:span text:style-name="T3">identifyPossibleAmplificates.pl &lt;genbank formatierte Sequenz&gt; &lt;output file&gt; &lt;max Länge des PCR Produkte&gt;</text:span>'. <text:s/>die Datei <text:span text:style-name="T3">~/Desktop/PossibleAmplificates.csv </text:span><text:s/>kannst Du wieder in Excel öffnen.</text:p>
      <text:p text:style-name="P1"/>
      <text:p text:style-name="P13">Ich hoffe Du kannst mit dieser kleinen Anleitung was anfangen. Wenn Du Fragen hast bin ich jederzeit für Dich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Arial"/>
    <style:font-face style:name="StarSymbol" svg:font-family="StarSymbol, 'Arial Unicode MS'"/>
    <style:font-face style:name="Tahoma3" svg:font-family="Tahoma"/>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Arial" style:language-asian="zxx" style:country-asian="none" style:font-name-complex="Tahom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1"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3"/>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fo:font-size="14pt" style:font-size-complex="14pt"/>
    </style:style>
    <style:style style:name="caption" style:family="paragraph" style:parent-style-name="Standard">
      <style:paragraph-properties fo:margin-top="0.212cm" fo:margin-bottom="0.212cm"/>
      <style:text-properties fo:font-style="italic" style:font-name-complex="Tahoma2" style:font-style-complex="italic"/>
    </style:style>
    <style:style style:name="Index_20__28_user_29_" style:display-name="Index (user)" style:family="paragraph" style:parent-style-name="Standard">
      <style:text-properties style:font-name-complex="Tahoma2"/>
    </style:style>
    <style:style style:name="WW-Heading" style:family="paragraph" style:parent-style-name="Standard" style:next-style-name="Text_20_body">
      <style:paragraph-properties fo:margin-top="0.423cm" fo:margin-bottom="0.212cm" fo:keep-with-next="always"/>
      <style:text-properties style:font-name="Albany" fo:font-size="14pt" style:font-size-complex="14pt"/>
    </style:style>
    <style:style style:name="WW-caption" style:family="paragraph" style:parent-style-name="Standard">
      <style:paragraph-properties fo:margin-top="0.212cm" fo:margin-bottom="0.212cm"/>
      <style:text-properties fo:font-style="italic" style:font-name-complex="Tahoma2" style:font-style-complex="italic"/>
    </style:style>
    <style:style style:name="WW-Index" style:family="paragraph" style:parent-style-name="Standard">
      <style:text-properties style:font-name-complex="Tahoma2"/>
    </style:style>
    <style:style style:name="WW-Heading1" style:family="paragraph" style:parent-style-name="Standard" style:next-style-name="Text_20_body">
      <style:paragraph-properties fo:margin-top="0.423cm" fo:margin-bottom="0.212cm" fo:keep-with-next="always"/>
      <style:text-properties style:font-name="Albany" fo:font-size="14pt" style:font-name-asian="Times New Roman" style:font-name-complex="Times New Roman" style:font-size-complex="14pt"/>
    </style:style>
    <style:style style:name="WW-caption1" style:family="paragraph" style:parent-style-name="Standard">
      <style:paragraph-properties fo:margin-top="0.212cm" fo:margin-bottom="0.212cm"/>
      <style:text-properties fo:font-style="italic" style:font-name-complex="Tahoma2" style:font-style-complex="italic"/>
    </style:style>
    <style:style style:name="WW-Index1" style:family="paragraph" style:parent-style-name="Standard">
      <style:text-properties style:font-name-complex="Tahoma2"/>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fo:font-size="12pt" fo:language="en" fo:country="US" style:language-asian="zxx" style:country-asian="none" style:font-size-complex="12pt"/>
    </style:style>
    <style:style style:name="RTF_5f_Num_20_2_20_2" style:display-name="RTF_Num 2 2" style:family="text">
      <style:text-properties fo:font-size="12pt" fo:language="en" fo:country="US" style:language-asian="zxx" style:country-asian="none" style:font-size-complex="12pt"/>
    </style:style>
    <style:style style:name="RTF_5f_Num_20_2_20_3" style:display-name="RTF_Num 2 3" style:family="text">
      <style:text-properties fo:font-size="12pt" fo:language="en" fo:country="US" style:language-asian="zxx" style:country-asian="none" style:font-size-complex="12pt"/>
    </style:style>
    <style:style style:name="RTF_5f_Num_20_2_20_4" style:display-name="RTF_Num 2 4" style:family="text">
      <style:text-properties fo:font-size="12pt" fo:language="en" fo:country="US" style:language-asian="zxx" style:country-asian="none" style:font-size-complex="12pt"/>
    </style:style>
    <style:style style:name="RTF_5f_Num_20_2_20_5" style:display-name="RTF_Num 2 5" style:family="text">
      <style:text-properties fo:font-size="12pt" fo:language="en" fo:country="US" style:language-asian="zxx" style:country-asian="none" style:font-size-complex="12pt"/>
    </style:style>
    <style:style style:name="RTF_5f_Num_20_2_20_6" style:display-name="RTF_Num 2 6" style:family="text">
      <style:text-properties fo:font-size="12pt" fo:language="en" fo:country="US" style:language-asian="zxx" style:country-asian="none" style:font-size-complex="12pt"/>
    </style:style>
    <style:style style:name="RTF_5f_Num_20_2_20_7" style:display-name="RTF_Num 2 7" style:family="text">
      <style:text-properties fo:font-size="12pt" fo:language="en" fo:country="US" style:language-asian="zxx" style:country-asian="none" style:font-size-complex="12pt"/>
    </style:style>
    <style:style style:name="RTF_5f_Num_20_2_20_8" style:display-name="RTF_Num 2 8" style:family="text">
      <style:text-properties fo:font-size="12pt" fo:language="en" fo:country="US" style:language-asian="zxx" style:country-asian="none" style:font-size-complex="12pt"/>
    </style:style>
    <style:style style:name="RTF_5f_Num_20_2_20_9" style:display-name="RTF_Num 2 9" style:family="text">
      <style:text-properties fo:font-size="12pt" fo:language="en" fo:country="US" style:language-asian="zxx" style:country-asian="none" style:font-size-complex="12pt"/>
    </style:style>
    <style:style style:name="RTF_5f_Num_20_2_20_10" style:display-name="RTF_Num 2 10" style:family="text">
      <style:text-properties fo:font-size="12pt" fo:language="en" fo:country="US" style:language-asian="zxx" style:country-asian="none" style:font-size-complex="12pt"/>
    </style:style>
    <style:style style:name="RTF_5f_Num_20_3_20_1" style:display-name="RTF_Num 3 1" style:family="text">
      <style:text-properties style:font-name="StarSymbol" fo:font-size="9pt" fo:language="en" fo:country="US" style:font-name-asian="StarSymbol" style:language-asian="zxx" style:country-asian="none" style:font-name-complex="StarSymbol" style:font-size-complex="9pt"/>
    </style:style>
    <style:style style:name="RTF_5f_Num_20_3_20_2" style:display-name="RTF_Num 3 2" style:family="text">
      <style:text-properties style:font-name="StarSymbol" fo:font-size="9pt" fo:language="en" fo:country="US" style:font-name-asian="StarSymbol" style:language-asian="zxx" style:country-asian="none" style:font-name-complex="StarSymbol" style:font-size-complex="9pt"/>
    </style:style>
    <style:style style:name="RTF_5f_Num_20_3_20_3" style:display-name="RTF_Num 3 3" style:family="text">
      <style:text-properties style:font-name="StarSymbol" fo:font-size="9pt" fo:language="en" fo:country="US" style:font-name-asian="StarSymbol" style:language-asian="zxx" style:country-asian="none" style:font-name-complex="StarSymbol" style:font-size-complex="9pt"/>
    </style:style>
    <style:style style:name="RTF_5f_Num_20_3_20_4" style:display-name="RTF_Num 3 4" style:family="text">
      <style:text-properties style:font-name="StarSymbol" fo:font-size="9pt" fo:language="en" fo:country="US" style:font-name-asian="StarSymbol" style:language-asian="zxx" style:country-asian="none" style:font-name-complex="StarSymbol" style:font-size-complex="9pt"/>
    </style:style>
    <style:style style:name="RTF_5f_Num_20_3_20_5" style:display-name="RTF_Num 3 5" style:family="text">
      <style:text-properties style:font-name="StarSymbol" fo:font-size="9pt" fo:language="en" fo:country="US" style:font-name-asian="StarSymbol" style:language-asian="zxx" style:country-asian="none" style:font-name-complex="StarSymbol" style:font-size-complex="9pt"/>
    </style:style>
    <style:style style:name="RTF_5f_Num_20_3_20_6" style:display-name="RTF_Num 3 6" style:family="text">
      <style:text-properties style:font-name="StarSymbol" fo:font-size="9pt" fo:language="en" fo:country="US" style:font-name-asian="StarSymbol" style:language-asian="zxx" style:country-asian="none" style:font-name-complex="StarSymbol" style:font-size-complex="9pt"/>
    </style:style>
    <style:style style:name="RTF_5f_Num_20_3_20_7" style:display-name="RTF_Num 3 7" style:family="text">
      <style:text-properties style:font-name="StarSymbol" fo:font-size="9pt" fo:language="en" fo:country="US" style:font-name-asian="StarSymbol" style:language-asian="zxx" style:country-asian="none" style:font-name-complex="StarSymbol" style:font-size-complex="9pt"/>
    </style:style>
    <style:style style:name="RTF_5f_Num_20_3_20_8" style:display-name="RTF_Num 3 8" style:family="text">
      <style:text-properties style:font-name="StarSymbol" fo:font-size="9pt" fo:language="en" fo:country="US" style:font-name-asian="StarSymbol" style:language-asian="zxx" style:country-asian="none" style:font-name-complex="StarSymbol" style:font-size-complex="9pt"/>
    </style:style>
    <style:style style:name="RTF_5f_Num_20_3_20_9" style:display-name="RTF_Num 3 9" style:family="text">
      <style:text-properties style:font-name="StarSymbol" fo:font-size="9pt" fo:language="en" fo:country="US" style:font-name-asian="StarSymbol" style:language-asian="zxx" style:country-asian="none" style:font-name-complex="StarSymbol" style:font-size-complex="9pt"/>
    </style:style>
    <style:style style:name="RTF_5f_Num_20_3_20_10" style:display-name="RTF_Num 3 10" style:family="text">
      <style:text-properties style:font-name="StarSymbol" fo:font-size="9pt" fo:language="en" fo:country="US" style:font-name-asian="StarSymbol" style:language-asian="zxx" style:country-asian="none" style:font-name-complex="StarSymbol" style:font-size-complex="9pt"/>
    </style:style>
    <style:style style:name="WW-RTF_5f_Num_20_3_20_1" style:display-name="WW-RTF_Num 3 1"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2" style:display-name="WW-RTF_Num 3 2"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3" style:display-name="WW-RTF_Num 3 3"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4" style:display-name="WW-RTF_Num 3 4"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5" style:display-name="WW-RTF_Num 3 5"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6" style:display-name="WW-RTF_Num 3 6"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7" style:display-name="WW-RTF_Num 3 7"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8" style:display-name="WW-RTF_Num 3 8"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9" style:display-name="WW-RTF_Num 3 9"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WW-RTF_5f_Num_20_3_20_10" style:display-name="WW-RTF_Num 3 10" style:family="text">
      <style:text-properties style:use-window-font-color="true" style:font-name="StarSymbol" fo:font-size="9pt" fo:language="de" fo:country="DE" style:font-name-asian="StarSymbol" style:language-asian="zxx" style:country-asian="none" style:font-name-complex="StarSymbol" style:font-size-complex="9pt"/>
    </style:style>
    <style:style style:name="RTF_5f_Num_20_5_20_1" style:display-name="RTF_Num 5 1"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2" style:display-name="RTF_Num 5 2"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3" style:display-name="RTF_Num 5 3"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4" style:display-name="RTF_Num 5 4"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5" style:display-name="RTF_Num 5 5"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6" style:display-name="RTF_Num 5 6"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7" style:display-name="RTF_Num 5 7"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8" style:display-name="RTF_Num 5 8"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9" style:display-name="RTF_Num 5 9"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5_20_10" style:display-name="RTF_Num 5 10" style:family="text">
      <style:text-properties style:use-window-font-color="true" style:font-name="Times New Roman" fo:font-size="12pt" fo:language="de" fo:country="DE" style:font-name-asian="Times New Roman" style:language-asian="zxx" style:country-asian="none" style:font-name-complex="Times New Roman" style:font-size-complex="12pt"/>
    </style:style>
    <style:style style:name="RTF_5f_Num_20_4_20_1" style:display-name="RTF_Num 4 1" style:family="text">
      <style:text-properties fo:font-size="12pt" fo:language="en" fo:country="US" style:language-asian="zxx" style:country-asian="none" style:font-size-complex="12pt"/>
    </style:style>
    <style:style style:name="RTF_5f_Num_20_4_20_2" style:display-name="RTF_Num 4 2" style:family="text">
      <style:text-properties fo:font-size="12pt" fo:language="en" fo:country="US" style:language-asian="zxx" style:country-asian="none" style:font-size-complex="12pt"/>
    </style:style>
    <style:style style:name="RTF_5f_Num_20_4_20_3" style:display-name="RTF_Num 4 3" style:family="text">
      <style:text-properties fo:font-size="12pt" fo:language="en" fo:country="US" style:language-asian="zxx" style:country-asian="none" style:font-size-complex="12pt"/>
    </style:style>
    <style:style style:name="RTF_5f_Num_20_4_20_4" style:display-name="RTF_Num 4 4" style:family="text">
      <style:text-properties fo:font-size="12pt" fo:language="en" fo:country="US" style:language-asian="zxx" style:country-asian="none" style:font-size-complex="12pt"/>
    </style:style>
    <style:style style:name="RTF_5f_Num_20_4_20_5" style:display-name="RTF_Num 4 5" style:family="text">
      <style:text-properties fo:font-size="12pt" fo:language="en" fo:country="US" style:language-asian="zxx" style:country-asian="none" style:font-size-complex="12pt"/>
    </style:style>
    <style:style style:name="RTF_5f_Num_20_4_20_6" style:display-name="RTF_Num 4 6" style:family="text">
      <style:text-properties fo:font-size="12pt" fo:language="en" fo:country="US" style:language-asian="zxx" style:country-asian="none" style:font-size-complex="12pt"/>
    </style:style>
    <style:style style:name="RTF_5f_Num_20_4_20_7" style:display-name="RTF_Num 4 7" style:family="text">
      <style:text-properties fo:font-size="12pt" fo:language="en" fo:country="US" style:language-asian="zxx" style:country-asian="none" style:font-size-complex="12pt"/>
    </style:style>
    <style:style style:name="RTF_5f_Num_20_4_20_8" style:display-name="RTF_Num 4 8" style:family="text">
      <style:text-properties fo:font-size="12pt" fo:language="en" fo:country="US" style:language-asian="zxx" style:country-asian="none" style:font-size-complex="12pt"/>
    </style:style>
    <style:style style:name="RTF_5f_Num_20_4_20_9" style:display-name="RTF_Num 4 9" style:family="text">
      <style:text-properties fo:font-size="12pt" fo:language="en" fo:country="US" style:language-asian="zxx" style:country-asian="none" style:font-size-complex="12pt"/>
    </style:style>
    <style:style style:name="RTF_5f_Num_20_4_20_10" style:display-name="RTF_Num 4 10" style:family="text">
      <style:text-properties fo:font-size="12pt" fo:language="en" fo:country="US" style:language-asian="zxx" style:country-asian="none" style:font-size-complex="12pt"/>
    </style:style>
    <style:style style:name="Numbering_20_Symbols_20__28_user_29_" style:display-name="Numbering Symbols (user)" style:family="text">
      <style:text-properties style:use-window-font-color="true" style:font-name="Times New Roman" fo:font-size="12pt" fo:language="en" fo:country="US" style:font-name-asian="Arial" style:language-asian="zxx" style:country-asian="none" style:font-name-complex="Tahoma" style:font-size-complex="12pt"/>
    </style:style>
    <style:style style:name="Bullet_20_Symbols_20__28_user_29_" style:display-name="Bullet Symbols (user)" style:family="text">
      <style:text-properties style:use-window-font-color="true" style:font-name="StarSymbol" fo:font-size="9pt" fo:language="en" fo:country="US" style:font-name-asian="StarSymbol" style:language-asian="zxx" style:country-asian="none" style:font-name-complex="StarSymbol" style:font-size-complex="9pt"/>
    </style:style>
    <style:style style:name="Internet_20_link_20__28_user_29_" style:display-name="Internet link (user)" style:family="text">
      <style:text-properties fo:color="#000080" style:font-name="Times New Roman" fo:font-size="12pt" fo:language="en" fo:country="US" style:text-underline-style="solid" style:text-underline-width="auto" style:text-underline-color="font-color" style:font-name-asian="Arial" style:language-asian="zxx" style:country-asian="none" style:font-name-complex="Tahoma" style:font-size-complex="12pt"/>
    </style:style>
    <style:style style:name="Visited_20_Internet_20_Link_20__28_user_29_" style:display-name="Visited Internet Link (user)" style:family="text">
      <style:text-properties fo:color="#800000" style:font-name="Times New Roman" fo:font-size="12pt" fo:language="en" fo:country="US" style:text-underline-style="solid" style:text-underline-width="auto" style:text-underline-color="font-color" style:font-name-asian="Arial" style:language-asian="zxx" style:country-asian="none" style:font-name-complex="Tahoma" style:font-size-complex="12pt"/>
    </style:style>
    <style:style style:name="WW-Internet_20_link" style:display-name="WW-Internet link" style:family="text">
      <style:text-properties fo:color="#000080" fo:font-size="12pt" fo:language="en" fo:country="US" style:text-underline-style="solid" style:text-underline-width="auto" style:text-underline-color="font-color" style:language-asian="zxx" style:country-asian="none" style:font-size-complex="12pt"/>
    </style:style>
    <style:style style:name="WW-Numbering_20_Symbols" style:display-name="WW-Numbering Symbols" style:family="text">
      <style:text-properties fo:font-size="12pt" fo:language="en" fo:country="US" style:language-asian="zxx" style:country-asian="none" style:font-size-complex="12pt"/>
    </style:style>
    <style:style style:name="WW-Internet_20_link1" style:display-name="WW-Internet link1" style:family="text">
      <style:text-properties fo:color="#000080" style:font-name="Times New Roman" fo:font-size="12pt" fo:language="de" fo:country="DE" style:text-underline-style="solid" style:text-underline-width="auto" style:text-underline-color="font-color" style:font-name-asian="Times New Roman" style:language-asian="zxx" style:country-asian="none" style:font-name-complex="Times New Roman" style:font-size-complex="12pt"/>
    </style:style>
    <style:style style:name="WW-Visited_20_Internet_20_Link" style:display-name="WW-Visited Internet Link" style:family="text">
      <style:text-properties fo:color="#800000" style:font-name="Times New Roman" fo:font-size="12pt" fo:language="de" fo:country="DE" style:text-underline-style="solid" style:text-underline-width="auto" style:text-underline-color="font-color" style:font-name-asian="Times New Roman"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5" style:display-name="RTF_Num 5">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text:style-name="RTF_5f_Num_20_2_20_10" style:num-suffix="." style:num-format="1">
        <style:list-level-properties text:space-before="6.35cm" text:min-label-width="0.635cm"/>
      </text:list-level-style-number>
    </text:list-style>
    <text:list-style style:name="RTF_5f_Num_20_3" style:display-name="RTF_Num 3">
      <text:list-level-style-bullet text:level="1" text:style-name="RTF_5f_Num_20_2_20_1" style:num-suffix="." text:bullet-char="●">
        <style:list-level-properties text:space-before="1.385cm" text:min-label-width="0.635cm"/>
        <style:text-properties style:font-name="StarSymbol"/>
      </text:list-level-style-bullet>
      <text:list-level-style-bullet text:level="2" text:style-name="RTF_5f_Num_20_2_20_2" style:num-suffix="." text:bullet-char="○">
        <style:list-level-properties text:space-before="2.655cm" text:min-label-width="0.635cm"/>
        <style:text-properties style:font-name="StarSymbol"/>
      </text:list-level-style-bullet>
      <text:list-level-style-bullet text:level="3" text:style-name="RTF_5f_Num_20_2_20_3" style:num-suffix="." text:bullet-char="■">
        <style:list-level-properties text:space-before="3.925cm" text:min-label-width="0.635cm"/>
        <style:text-properties style:font-name="StarSymbol"/>
      </text:list-level-style-bullet>
      <text:list-level-style-bullet text:level="4" text:style-name="RTF_5f_Num_20_2_20_4" style:num-suffix="." text:bullet-char="●">
        <style:list-level-properties text:space-before="5.195cm" text:min-label-width="0.635cm"/>
        <style:text-properties style:font-name="StarSymbol"/>
      </text:list-level-style-bullet>
      <text:list-level-style-bullet text:level="5" text:style-name="RTF_5f_Num_20_2_20_5" style:num-suffix="." text:bullet-char="○">
        <style:list-level-properties text:space-before="6.465cm" text:min-label-width="0.635cm"/>
        <style:text-properties style:font-name="StarSymbol"/>
      </text:list-level-style-bullet>
      <text:list-level-style-bullet text:level="6" text:style-name="RTF_5f_Num_20_2_20_6" style:num-suffix="." text:bullet-char="■">
        <style:list-level-properties text:space-before="7.735cm" text:min-label-width="0.635cm"/>
        <style:text-properties style:font-name="StarSymbol"/>
      </text:list-level-style-bullet>
      <text:list-level-style-bullet text:level="7" text:style-name="RTF_5f_Num_20_2_20_7" style:num-suffix="." text:bullet-char="●">
        <style:list-level-properties text:space-before="9.005cm" text:min-label-width="0.635cm"/>
        <style:text-properties style:font-name="StarSymbol"/>
      </text:list-level-style-bullet>
      <text:list-level-style-bullet text:level="8" text:style-name="RTF_5f_Num_20_2_20_8" style:num-suffix="." text:bullet-char="○">
        <style:list-level-properties text:space-before="10.275cm" text:min-label-width="0.635cm"/>
        <style:text-properties style:font-name="StarSymbol"/>
      </text:list-level-style-bullet>
      <text:list-level-style-bullet text:level="9" text:style-name="RTF_5f_Num_20_2_20_9" style:num-suffix="." text:bullet-char="■">
        <style:list-level-properties text:space-before="11.545cm" text:min-label-width="0.635cm"/>
        <style:text-properties style:font-name="StarSymbol"/>
      </text:list-level-style-bullet>
      <text:list-level-style-bullet text:level="10" text:style-name="RTF_5f_Num_20_2_20_10" style:num-suffix="." text:bullet-char="●">
        <style:list-level-properties text:space-before="12.815cm" text:min-label-width="0.635cm"/>
        <style:text-properties style:font-name="StarSymbol"/>
      </text:list-level-style-bullet>
    </text:list-style>
    <text:list-style style:name="RTF_5f_Num_20_4" style:display-name="RTF_Num 4">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text:style-name="RTF_5f_Num_20_2_20_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text:style-name="RTF_5f_Num_20_2_20_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30T10:53:30</meta:creation-date>
    <dc:creator>Stefan Lang</dc:creator>
    <dc:date>2008-10-30T11:23:54</dc:date>
    <dc:language>de-DE</dc:language>
    <meta:editing-cycles>2</meta:editing-cycles>
    <meta:editing-duration>PT22M38S</meta:editing-duration>
    <meta:user-defined meta:name="Info 1"/>
    <meta:user-defined meta:name="Info 2"/>
    <meta:user-defined meta:name="Info 3"/>
    <meta:user-defined meta:name="Info 4"/>
    <meta:document-statistic meta:table-count="0" meta:image-count="0" meta:object-count="0" meta:page-count="4" meta:paragraph-count="52" meta:word-count="1542" meta:character-count="10615"/>
  </office:meta>
</office:document-meta>
</file>